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mily-generic="swiss"/>
    <style:font-face style:name="Anonymous Pro" svg:font-family="'Anonymous Pro'" style:font-pitch="fixed"/>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Raleway" svg:font-family="Ralewa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FreeSans" svg:font-family="FreeSans" style:font-adornments="Mitt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99" draw:textarea-horizontal-align="justify" draw:textarea-vertical-align="middle" draw:auto-grow-height="false" fo:min-height="10.926cm" fo:min-width="12.07cm"/>
    </style:style>
    <style:style style:name="gr3" style:family="graphic" style:parent-style-name="standard">
      <style:graphic-properties draw:fill="solid" draw:fill-color="#ffff99" draw:textarea-horizontal-align="justify" draw:textarea-vertical-align="middle" draw:auto-grow-height="false" fo:min-height="10.926cm" fo:min-width="11.816cm"/>
    </style:style>
    <style:style style:name="pr1" style:family="presentation" style:parent-style-name="Default-title">
      <style:graphic-properties draw:auto-grow-height="true" fo:min-height="1.449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1.449cm"/>
    </style:style>
    <style:style style:name="pr5" style:family="presentation" style:parent-style-name="Default-outline1">
      <style:graphic-properties fo:min-height="15.498cm"/>
    </style:style>
    <style:style style:name="pr6"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start"/>
      <style:text-properties style:font-name="DejaVu Sans Mono" fo:font-size="8pt" style:font-size-asian="8pt" style:font-size-complex="8pt"/>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style:text-underline-style="none" fo:font-weight="bold" style:font-weight-asian="bold" style:font-weight-complex="bold"/>
    </style:style>
    <style:style style:name="T6" style:family="text">
      <style:text-properties style:font-name="DejaVu Sans Mono" fo:font-size="8pt" style:font-size-asian="8pt" style:font-size-complex="8pt"/>
    </style:style>
    <style:style style:name="T7" style:family="text">
      <style:text-properties style:font-name="DejaVu Sans Mono" fo:font-size="8pt" fo:font-weight="bold" style:font-size-asian="8pt" style:font-weight-asian="bold" style:font-size-complex="8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1.449cm" svg:x="1.4cm" svg:y="0.837cm" presentation:class="title" presentation:user-transformed="true">
          <draw:text-box>
            <text:p><text:s/>Data Generator ~ <text:span text:style-name="T1">the basics</text:span></text:p>
          </draw:text-box>
        </draw:frame>
        <draw:frame presentation:style-name="pr2" draw:layer="layout" svg:width="25.199cm" svg:height="15.748cm" svg:x="1.4cm" svg:y="2.794cm" presentation:class="outline" presentation:user-transformed="true">
          <draw:text-box>
            <text:p><text:span text:style-name="T2"/></text:p>
            <text:p><text:span text:style-name="T2">What is Data Generator</text:span></text:p>
            <text:p><text:span text:style-name="T3">Data generator is a library that helps in generating patterns based on a given model.</text:span></text:p>
            <text:p><text:span text:style-name="T3">Those patterns can be used:</text:span></text:p>
            <text:list text:style-name="L2">
              <text:list-item>
                <text:p><text:span text:style-name="T3">In developing load tests</text:span></text:p>
              </text:list-item>
              <text:list-item>
                <text:p><text:span text:style-name="T3">In developing functional tests</text:span></text:p>
              </text:list-item>
              <text:list-item>
                <text:p><text:span text:style-name="T3">In developing UI automation tests, where the generated data can represent a user scenario</text:span></text:p>
              </text:list-item>
              <text:list-item>
                <text:p><text:span text:style-name="T3">To aid in development in situations where no data exists</text:span></text:p>
              </text:list-item>
            </text:list>
            <text:p><text:span text:style-name="T3"/></text:p>
            <text:p><text:span text:style-name="T3">Data Generator can be used to distribute the generation problem over the Hadoop system as we will see in the upcoming slides.</text:span></text:p>
            <text:p><text:span text:style-name="T3"/></text:p>
            <text:p><text:span text:style-name="T3"/></text:p>
            <text:list text:continue-numbering="true" text:style-name="L2">
              <text:list-header>
                <text:p/>
              </text:list-header>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1.449cm" svg:x="1.4cm" svg:y="0.837cm" presentation:class="title" presentation:user-transformed="true">
          <draw:text-box>
            <text:p><text:s/>Data Generator ~ <text:span text:style-name="T1">the basics</text:span></text:p>
          </draw:text-box>
        </draw:frame>
        <draw:frame presentation:style-name="pr2" draw:layer="layout" svg:width="25.199cm" svg:height="15.748cm" svg:x="1.4cm" svg:y="2.794cm" presentation:class="outline" presentation:user-transformed="true">
          <draw:text-box>
            <text:p><text:span text:style-name="T2"/></text:p>
            <text:p><text:span text:style-name="T2">Data Generator is a Java library</text:span></text:p>
            <text:p><text:span text:style-name="T3">To make best use of Data Generator, expect to write code that calls the Data Generator core library at minimum.</text:span></text:p>
            <text:p><text:span text:style-name="T3">The core library provides tools that allow the user to:</text:span></text:p>
            <text:list text:style-name="L2">
              <text:list-item>
                <text:p><text:span text:style-name="T3">Load an parse a model</text:span></text:p>
              </text:list-item>
              <text:list-item>
                <text:p><text:span text:style-name="T3">Split the model into n smaller problems</text:span></text:p>
              </text:list-item>
              <text:list-item>
                <text:p><text:span text:style-name="T3">Execute each smaller problem in a separate thread</text:span></text:p>
              </text:list-item>
              <text:list-item>
                <text:p><text:span text:style-name="T3">Send the generated patterns to user defined class called </text:span><text:span text:style-name="T4">a writer</text:span><text:span text:style-name="T3">.</text:span></text:p>
              </text:list-item>
            </text:list>
            <text:p><text:span text:style-name="T3"/></text:p>
            <text:p><text:span text:style-name="T3"/></text:p>
            <text:list text:continue-numbering="true" text:style-name="L2">
              <text:list-header>
                <text:p/>
              </text:list-header>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1.449cm" svg:x="1.4cm" svg:y="0.837cm" presentation:class="title" presentation:user-transformed="true">
          <draw:text-box>
            <text:p><text:s/>Data Generator ~ <text:span text:style-name="T1">the basics</text:span></text:p>
          </draw:text-box>
        </draw:frame>
        <draw:frame presentation:style-name="pr2" draw:layer="layout" svg:width="25.199cm" svg:height="15.748cm" svg:x="1.4cm" svg:y="2.794cm" presentation:class="outline" presentation:user-transformed="true">
          <draw:text-box>
            <text:p><text:span text:style-name="T2"/></text:p>
            <text:p><text:span text:style-name="T2">How the Data Generator model looks like</text:span></text:p>
            <text:p><text:span text:style-name="T3">Data Generator uses </text:span><text:span text:style-name="T3"><text:a xlink:href="http://www.w3.org/TR/scxml/" xlink:type="simple">SCXML</text:a></text:span><text:span text:style-name="T3"> an XML based language that can represent complex state machines called </text:span><text:span text:style-name="T5">S</text:span><text:span text:style-name="T3">tate </text:span><text:span text:style-name="T5">C</text:span><text:span text:style-name="T3">hart e</text:span><text:span text:style-name="T5">X</text:span><text:span text:style-name="T3">tensible </text:span><text:span text:style-name="T5">M</text:span><text:span text:style-name="T3">arkup </text:span><text:span text:style-name="T5">L</text:span><text:span text:style-name="T3">anguage.</text:span></text:p>
            <text:p><text:span text:style-name="T3">The model represents the data as states, which can set output variables to certain values. Transitions between the states can optionally contain conditions using which the user can control the data values.</text:span></text:p>
            <text:p><text:span text:style-name="T3"/></text:p>
            <text:list text:style-name="L2">
              <text:list-header>
                <text:p/>
              </text:list-header>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1.449cm" svg:x="1.4cm" svg:y="0.837cm" presentation:class="title" presentation:user-transformed="true">
          <draw:text-box>
            <text:p><text:s/>Data Generator ~ <text:span text:style-name="T1">the basics</text:span></text:p>
          </draw:text-box>
        </draw:frame>
        <draw:frame presentation:style-name="pr2" draw:layer="layout" svg:width="25.199cm" svg:height="15.748cm" svg:x="1.4cm" svg:y="2.794cm" presentation:class="outline" presentation:user-transformed="true">
          <draw:text-box>
            <text:p><text:span text:style-name="T2"/></text:p>
            <text:p><text:span text:style-name="T2">A sample SCXML model</text:span></text:p>
            <text:p><text:span text:style-name="T3"/></text:p>
            <text:p><text:span text:style-name="T3"/></text:p>
            <text:list text:style-name="L2">
              <text:list-header>
                <text:p/>
              </text:list-header>
            </text:list>
          </draw:text-box>
        </draw:frame>
        <draw:custom-shape draw:style-name="gr2" draw:text-style-name="P2" draw:layer="layout" svg:width="12.57cm" svg:height="11.176cm" svg:x="1.4cm" svg:y="5.842cm">
          <text:p text:style-name="P1"><text:span text:style-name="T6">01 &lt;scxml xmlns="http://www.w3.org/2005/07/scxml"</text:span></text:p>
          <text:p text:style-name="P1"><text:span text:style-name="T6">02 <text:s text:c="6"/>xmlns:cs="http://commons.apache.org/scxml"</text:span></text:p>
          <text:p text:style-name="P1"><text:span text:style-name="T6">03 <text:s text:c="6"/>version="1.0"</text:span></text:p>
          <text:p text:style-name="P1"><text:span text:style-name="T6">04 <text:s text:c="6"/>initial="start"&gt;</text:span></text:p>
          <text:p text:style-name="P1"><text:span text:style-name="T6">05</text:span></text:p>
          <text:p text:style-name="P1"><text:span text:style-name="T6">06 <text:s text:c="3"/>&lt;state id="start"&gt;</text:span></text:p>
          <text:p text:style-name="P1"><text:span text:style-name="T6">07 <text:s text:c="7"/>&lt;transition event="SETV1" target="SETV1"/&gt;</text:span></text:p>
          <text:p text:style-name="P1"><text:span text:style-name="T6">08 <text:s text:c="3"/>&lt;/state&gt;</text:span></text:p>
          <text:p text:style-name="P1"><text:span text:style-name="T6">09</text:span></text:p>
          <text:p text:style-name="P1"><text:span text:style-name="T6">10 <text:s text:c="3"/>&lt;state id="SETV1"&gt;</text:span></text:p>
          <text:p text:style-name="P1"><text:span text:style-name="T6">11 <text:s text:c="7"/>&lt;onentry&gt;</text:span></text:p>
          <text:p text:style-name="P1"><text:span text:style-name="T6">12 <text:s text:c="11"/>&lt;assign name="var_out_V1_1" expr="set:{A1,B1,C1}"/&gt;</text:span></text:p>
          <text:p text:style-name="P1"><text:span text:style-name="T6">13 <text:s text:c="11"/>&lt;assign name="var_out_V1_2" expr="set:{A2,B2,C2}"/&gt;</text:span></text:p>
          <text:p text:style-name="P1"><text:span text:style-name="T6">14 <text:s text:c="11"/>&lt;assign name="var_out_V1_3" expr="77"/&gt;</text:span></text:p>
          <text:p text:style-name="P1"><text:span text:style-name="T6">15 <text:s text:c="7"/>&lt;/onentry&gt;</text:span></text:p>
          <text:p text:style-name="P1"><text:span text:style-name="T6">16 <text:s text:c="7"/>&lt;transition event="SETV2" target="SETV2"/&gt;</text:span></text:p>
          <text:p text:style-name="P1"><text:span text:style-name="T6">17 <text:s text:c="3"/>&lt;/state&gt;</text:span></text:p>
          <text:p text:style-name="P1"><text:span text:style-name="T6">18</text:span></text:p>
          <text:p text:style-name="P1"><text:span text:style-name="T6">19 <text:s text:c="3"/>&lt;state id="SETV2"&gt;</text:span></text:p>
          <text:p text:style-name="P1"><text:span text:style-name="T6">20 <text:s text:c="7"/>&lt;onentry&gt;</text:span></text:p>
          <text:p text:style-name="P1"><text:span text:style-name="T6">21 <text:s text:c="11"/>&lt;assign name="var_out_V2" expr="set:{1,2,3}"/&gt;</text:span></text:p>
          <text:p text:style-name="P1"><text:span text:style-name="T6">22 <text:s text:c="11"/>&lt;assign name="var_out_V3" expr="#{customplaceholder}"/&gt;</text:span></text:p>
          <text:p text:style-name="P1"><text:span text:style-name="T6">23 <text:s text:c="7"/>&lt;/onentry&gt;</text:span></text:p>
          <text:p text:style-name="P1"><text:span text:style-name="T6">24 <text:s text:c="7"/>&lt;transition event="end" target="end"/&gt;</text:span></text:p>
          <text:p text:style-name="P1"><text:span text:style-name="T6">25 <text:s text:c="3"/>&lt;/state&gt;</text:span></text:p>
          <text:p text:style-name="P1"><text:span text:style-name="T6">26</text:span></text:p>
          <text:p text:style-name="P1"><text:span text:style-name="T6">27 <text:s text:c="3"/>&lt;state id="end"&gt;</text:span></text:p>
          <text:p text:style-name="P1"><text:span text:style-name="T6">28 <text:s text:c="7"/>&lt;!-- We're done --&gt;</text:span></text:p>
          <text:p text:style-name="P1"><text:span text:style-name="T6">29 <text:s text:c="3"/>&lt;/state&gt;</text:span></text:p>
          <text:p text:style-name="P1"><text:span text:style-name="T6">30 &lt;/scxml&gt;</text:span></text:p>
          <draw:enhanced-geometry svg:viewBox="0 0 21600 21600" draw:type="rectangle" draw:enhanced-path="M 0 0 L 21600 0 21600 21600 0 21600 0 0 Z N"/>
        </draw:custom-shape>
        <draw:custom-shape draw:style-name="gr3" draw:text-style-name="P2" draw:layer="layout" svg:width="12.316cm" svg:height="11.176cm" svg:x="14.224cm" svg:y="5.842cm">
          <text:p text:style-name="P1"><text:span text:style-name="T6">01 SCXML Header</text:span></text:p>
          <text:p text:style-name="P1"><text:span text:style-name="T6">02</text:span></text:p>
          <text:p text:style-name="P1"><text:span text:style-name="T6">03</text:span></text:p>
          <text:p text:style-name="P1"><text:span text:style-name="T6">04</text:span></text:p>
          <text:p text:style-name="P1"><text:span text:style-name="T6">05</text:span></text:p>
          <text:p text:style-name="P1"><text:span text:style-name="T6">06 The start state</text:span></text:p>
          <text:p text:style-name="P1"><text:span text:style-name="T6">07</text:span></text:p>
          <text:p text:style-name="P1"><text:span text:style-name="T6">08</text:span></text:p>
          <text:p text:style-name="P1"><text:span text:style-name="T6">09 Create a state called </text:span><text:span text:style-name="T7">SETV1</text:span></text:p>
          <text:p text:style-name="P1"><text:span text:style-name="T6">10 <text:s text:c="2"/>Once the execution enters this state</text:span></text:p>
          <text:p text:style-name="P1"><text:span text:style-name="T6">11 <text:s text:c="4"/>Set variables </text:span><text:span text:style-name="T7">var_out_V1_1</text:span><text:span text:style-name="T6"> &amp; </text:span><text:span text:style-name="T7">V1_2</text:span><text:span text:style-name="T6"> to one value of the given</text:span></text:p>
          <text:p text:style-name="P1"><text:span text:style-name="T6">12</text:span></text:p>
          <text:p text:style-name="P1"><text:span text:style-name="T6">13 <text:s text:c="4"/>V1_3 is always 77</text:span></text:p>
          <text:p text:style-name="P1"><text:span text:style-name="T6">14</text:span></text:p>
          <text:p text:style-name="P1"><text:span text:style-name="T6">15</text:span></text:p>
          <text:p text:style-name="P1"><text:span text:style-name="T6">16 <text:s text:c="2"/>Unconditionally, transition to </text:span><text:span text:style-name="T7">SETV2</text:span></text:p>
          <text:p text:style-name="P1"><text:span text:style-name="T6">17</text:span></text:p>
          <text:p text:style-name="P1"><text:span text:style-name="T6">18</text:span></text:p>
          <text:p text:style-name="P1"><text:span text:style-name="T6">19 Create a state called </text:span><text:span text:style-name="T7">SETV2</text:span></text:p>
          <text:p text:style-name="P1"><text:span text:style-name="T6">20 <text:s text:c="2"/>Once the execution enters this state</text:span></text:p>
          <text:p text:style-name="P1"><text:span text:style-name="T6">21 <text:s text:c="4"/>Set </text:span><text:span text:style-name="T7">variable var_out_V2</text:span><text:span text:style-name="T6"> to one value of the given values</text:span></text:p>
          <text:p text:style-name="P1"><text:span text:style-name="T6">22 <text:s text:c="4"/>Set </text:span><text:span text:style-name="T7">var_out_V3</text:span><text:span text:style-name="T6"> to a template, to be replaced in the java code</text:span></text:p>
          <text:p text:style-name="P1"><text:span text:style-name="T6">23 <text:s text:c="4"/></text:span></text:p>
          <text:p text:style-name="P1"><text:span text:style-name="T6">24</text:span></text:p>
          <text:p text:style-name="P1"><text:span text:style-name="T6">25 <text:s text:c="2"/>Unconditionally, transition to </text:span><text:span text:style-name="T7">END</text:span></text:p>
          <text:p text:style-name="P1"><text:span text:style-name="T6">26</text:span></text:p>
          <text:p text:style-name="P1"><text:span text:style-name="T6">27 Create a state called </text:span><text:span text:style-name="T7">END</text:span></text:p>
          <text:p text:style-name="P1"><text:span text:style-name="T6">28</text:span></text:p>
          <text:p text:style-name="P1"><text:span text:style-name="T6">29</text:span></text:p>
          <text:p text:style-name="P1"><text:span text:style-name="T6">30 SCXML Closed tag</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4" draw:layer="layout" svg:width="25.199cm" svg:height="1.449cm" svg:x="1.4cm" svg:y="0.837cm" presentation:class="title">
          <draw:text-box>
            <text:p><text:s/>Data Generator ~ <text:span text:style-name="T1">the basics</text:span></text:p>
          </draw:text-box>
        </draw:frame>
        <draw:frame presentation:style-name="pr5" draw:layer="layout" svg:width="25.199cm" svg:height="15.748cm" svg:x="1.4cm" svg:y="2.794cm" presentation:class="outline">
          <draw:text-box>
            <text:p>By default, Data Generator will use an engine that tries to go through all the possible branches from the <text:span text:style-name="T8">start</text:span><text:span text:style-name="T1"> to the </text:span><text:span text:style-name="T8">end</text:span><text:span text:style-name="T1"> states</text:span></text:p>
            <text:p><text:span text:style-name="T1">With every swipe, Data Generator will call</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mily-generic="swiss"/>
    <style:font-face style:name="Anonymous Pro" svg:font-family="'Anonymous Pro'" style:font-pitch="fixed"/>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Raleway" svg:font-family="Raleway"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FreeSans" svg:font-family="FreeSans" style:font-adornments="Mitte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ext-properties fo:font-variant="normal" fo:text-transform="none" fo:color="#666666" style:text-outline="false" style:text-line-through-style="none" style:text-line-through-type="none" style:font-name="DejaVu Sans Condensed" fo:font-family="'DejaVu Sans Condense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1"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text-properties fo:color="#666666" style:font-name="DejaVu Sans Condensed" fo:font-family="'DejaVu Sans Condensed'" style:font-family-generic="swiss" style:font-pitch="variable" fo:font-size="22pt" style:font-size-asian="22pt" style:font-size-complex="22pt"/>
    </style:style>
    <style:style style:name="Default-outline3" style:family="presentation" style:parent-style-name="Default-outline2">
      <style:paragraph-properties fo:margin-top="0cm" fo:margin-bottom="0.3cm" fo:text-align="start"/>
      <style:text-properties fo:color="#666666" style:font-name="DejaVu Sans Condensed" fo:font-family="'DejaVu Sans Condensed'" style:font-family-generic="swiss" style:font-pitch="variable" fo:font-size="22pt" style:font-size-asian="22pt" style:font-size-complex="22pt"/>
    </style:style>
    <style:style style:name="Default-outline4" style:family="presentation" style:parent-style-name="Default-outline3">
      <style:paragraph-properties fo:margin-top="0cm" fo:margin-bottom="0.2cm" fo:text-align="start"/>
      <style:text-properties fo:color="#666666" style:font-name="DejaVu Sans Condensed" fo:font-family="'DejaVu Sans Condensed'" style:font-family-generic="swiss" style:font-pitch="variable" fo:font-size="22pt" style:font-size-asian="22pt" style:font-size-complex="22pt"/>
    </style:style>
    <style:style style:name="Default-outline5" style:family="presentation" style:parent-style-name="Default-outline4">
      <style:paragraph-properties fo:margin-top="0cm" fo:margin-bottom="0.1cm" fo:text-align="start"/>
      <style:text-properties fo:color="#666666" style:font-name="DejaVu Sans Condensed" fo:font-family="'DejaVu Sans Condensed'" style:font-family-generic="swiss" style:font-pitch="variable" fo:font-size="22pt" style:font-size-asian="22pt" style:font-size-complex="22pt"/>
    </style:style>
    <style:style style:name="Default-outline6" style:family="presentation" style:parent-style-name="Default-outline5">
      <style:paragraph-properties fo:margin-top="0cm" fo:margin-bottom="0.1cm" fo:text-align="start"/>
      <style:text-properties fo:color="#666666" style:font-name="DejaVu Sans Condensed" fo:font-family="'DejaVu Sans Condensed'" style:font-family-generic="swiss" style:font-pitch="variable" fo:font-size="22pt" style:font-size-asian="22pt" style:font-size-complex="22pt"/>
    </style:style>
    <style:style style:name="Default-outline7" style:family="presentation" style:parent-style-name="Default-outline6">
      <style:paragraph-properties fo:margin-top="0cm" fo:margin-bottom="0.1cm" fo:text-align="start"/>
      <style:text-properties fo:color="#666666" style:font-name="DejaVu Sans Condensed" fo:font-family="'DejaVu Sans Condensed'" style:font-family-generic="swiss" style:font-pitch="variable" fo:font-size="22pt" style:font-size-asian="22pt" style:font-size-complex="22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000000"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DejaVu Sans Mono" fo:font-family="'DejaVu Sans Mono'" style:font-family-generic="modern" style:font-pitch="fixed"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1.449cm" svg:x="1.4cm" svg:y="0.837cm" presentation:class="title" presentation:placeholder="true">
        <draw:text-box/>
      </draw:frame>
      <draw:frame presentation:style-name="Default-outline1" draw:layer="backgroundobjects" svg:width="25.199cm" svg:height="15.748cm" svg:x="1.4cm" svg:y="2.79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6T12:44:39.183729458</meta:creation-date>
    <dc:date>2014-11-06T15:53:41.113720796</dc:date>
    <meta:editing-duration>PT35M17S</meta:editing-duration>
    <meta:editing-cycles>4</meta:editing-cycles>
    <meta:generator>LibreOffice/4.3.3.2$Linux_X86_64 LibreOffice_project/430m0$Build-2</meta:generator>
    <meta:document-statistic meta:object-count="43"/>
  </office:meta>
</office:document-meta>
</file>